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2.8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601cm" svg:height="6.747cm" svg:x="25.805cm" svg:y="15.165cm">
            <draw:object draw:notify-on-update-of-ranges="Sheet1.K26:Sheet1.K26 Sheet1.K27:Sheet1.K33 Sheet1.L26:Sheet1.L26 Sheet1.L27:Sheet1.L33 Sheet1.M26:Sheet1.M26 Sheet1.M27:Sheet1.M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377cm" svg:height="9.606cm" svg:x="37.927cm" svg:y="12.331cm">
            <draw:object draw:notify-on-update-of-ranges="Sheet1.N3:Sheet1.S3 Sheet1.L4:Sheet1.L4 Sheet1.N4:Sheet1.S4 Sheet1.L5:Sheet1.L5 Sheet1.N6:Sheet1.S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857cm" svg:height="9.843cm" svg:x="45.578cm" svg:y="12.174cm">
            <draw:object draw:notify-on-update-of-ranges="Sheet1.N3:Sheet1.S3 Sheet1.L7:Sheet1.L7 Sheet1.N7:Sheet1.S7 Sheet1.L8:Sheet1.L8 Sheet1.N6:Sheet1.S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774cm" svg:height="9.71cm" svg:x="52.682cm" svg:y="12.148cm">
            <draw:object draw:notify-on-update-of-ranges="Sheet1.N3:Sheet1.S3 Sheet1.L7:Sheet1.L7 Sheet1.N7:Sheet1.S7 Sheet1.L8:Sheet1.L8 Sheet1.N6:Sheet1.S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6.745cm" svg:height="9.737cm" svg:x="59.73cm" svg:y="12.227cm">
            <draw:object draw:notify-on-update-of-ranges="Sheet1.N3:Sheet1.S3 Sheet1.L7:Sheet1.L7 Sheet1.N7:Sheet1.S7 Sheet1.L8:Sheet1.L8 Sheet1.N6:Sheet1.S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91cm" svg:height="9.738cm" svg:x="66.668cm" svg:y="12.2cm">
            <draw:object draw:notify-on-update-of-ranges="Sheet1.N3:Sheet1.S3 Sheet1.L7:Sheet1.L7 Sheet1.N7:Sheet1.S7 Sheet1.L8:Sheet1.L8 Sheet1.N6:Sheet1.S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882cm" svg:height="9.923cm" svg:x="73.771cm" svg:y="12.095cm">
            <draw:object draw:notify-on-update-of-ranges="Sheet1.N3:Sheet1.S3 Sheet1.L7:Sheet1.L7 Sheet1.N7:Sheet1.S7 Sheet1.L8:Sheet1.L8 Sheet1.N6:Sheet1.S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2cm" svg:height="9.739cm" svg:x="80.845cm" svg:y="12.226cm">
            <draw:object draw:notify-on-update-of-ranges="Sheet1.N3:Sheet1.S3 Sheet1.L7:Sheet1.L7 Sheet1.N7:Sheet1.S7 Sheet1.L8:Sheet1.L8 Sheet1.N6:Sheet1.S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8" table:default-cell-style-name="ce1"/>
        <table:table-column table:style-name="co5" table:number-columns-repeated="1005" table:default-cell-style-name="ce1"/>
        <table:table-row table:style-name="ro1">
          <table:table-cell office:value-type="string">
            <text:p>cpu encode:Lena64.bmp</text:p>
          </table:table-cell>
          <table:table-cell table:number-columns-repeated="10"/>
          <table:table-cell office:value-type="string">
            <text:p>encode</text:p>
          </table:table-cell>
          <table:table-cell table:number-columns-repeated="1012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789165">
            <text:p>7.89E-05</text:p>
          </table:table-cell>
          <table:table-cell office:value-type="float" office:value="0.00146103">
            <text:p>0.00146103</text:p>
          </table:table-cell>
          <table:table-cell table:style-name="ce2" office:value-type="float" office:value="0.0000422001">
            <text:p>4.22E-05</text:p>
          </table:table-cell>
          <table:table-cell table:style-name="ce2" office:value-type="float" office:value="0.0000760555">
            <text:p>7.61E-05</text:p>
          </table:table-cell>
          <table:table-cell office:value-type="float" office:value="0.0016582">
            <text:p>0.0016582</text:p>
          </table:table-cell>
          <table:table-cell table:number-columns-repeated="8"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3" office:value-type="string" table:number-columns-spanned="1" table:number-rows-spanned="3">
            <text:p>64x64</text:p>
          </table:table-cell>
          <table:table-cell table:style-name="ce3" office:value-type="string" table:number-columns-spanned="2" table:number-rows-spanned="1">
            <text:p>cpu</text:p>
          </table:table-cell>
          <table:covered-table-cell/>
          <table:table-cell table:style-name="Default"/>
          <table:table-cell table:style-name="ce2" office:value-type="float" office:value="0.0000789165">
            <text:p>7.89E-05</text:p>
          </table:table-cell>
          <table:table-cell office:value-type="float" office:value="0.00146103">
            <text:p>0.00146103</text:p>
          </table:table-cell>
          <table:table-cell table:style-name="ce2" office:value-type="float" office:value="0.0000422001">
            <text:p>4.22E-05</text:p>
          </table:table-cell>
          <table:table-cell table:style-name="ce2" office:value-type="float" office:value="0.0000760555">
            <text:p>7.61E-05</text:p>
          </table:table-cell>
          <table:table-cell table:style-name="Default"/>
          <table:table-cell office:value-type="float" office:value="0.0016582">
            <text:p>0.0016582</text:p>
          </table:table-cell>
          <table:table-cell table:number-columns-repeated="1004"/>
        </table:table-row>
        <table:table-row table:style-name="ro1">
          <table:table-cell office:value-type="string">
            <text:p>cpu decode:Lena64.bmp</text:p>
          </table:table-cell>
          <table:table-cell table:number-columns-repeated="9"/>
          <table:covered-table-cell/>
          <table:table-cell table:style-name="ce3" office:value-type="string" table:number-columns-spanned="1" table:number-rows-spanned="2">
            <text:p>cuda</text:p>
          </table:table-cell>
          <table:table-cell table:style-name="ce3" office:value-type="string">
            <text:p>gettimeofday</text:p>
          </table:table-cell>
          <table:table-cell table:style-name="ce2" office:value-type="float" office:value="0.0000140667">
            <text:p>1.41E-05</text:p>
          </table:table-cell>
          <table:table-cell table:style-name="ce2" office:value-type="float" office:value="0.0000350475">
            <text:p>3.50E-05</text:p>
          </table:table-cell>
          <table:table-cell table:style-name="ce2" office:value-type="float" office:value="0.0000138283">
            <text:p>1.38E-05</text:p>
          </table:table-cell>
          <table:table-cell table:style-name="ce2" office:value-type="float" office:value="0.00000596046">
            <text:p>5.96E-06</text:p>
          </table:table-cell>
          <table:table-cell office:value-type="float" office:value="0.000499964">
            <text:p>0.000499964</text:p>
          </table:table-cell>
          <table:table-cell office:value-type="float" office:value="0.000103951">
            <text:p>0.000103951</text:p>
          </table:table-cell>
          <table:table-cell office:value-type="float" office:value="0.000672817">
            <text:p>0.000672817</text:p>
          </table:table-cell>
          <table:table-cell table:number-columns-repeated="1004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4"/>
          <table:covered-table-cell table:number-columns-repeated="2"/>
          <table:table-cell office:value-type="string">
            <text:p>cuda</text:p>
          </table:table-cell>
          <table:table-cell table:style-name="ce2" office:value-type="float" office:value="0.000012448">
            <text:p>1.24E-05</text:p>
          </table:table-cell>
          <table:table-cell table:style-name="ce2" office:value-type="float" office:value="0.000037536">
            <text:p>3.75E-05</text:p>
          </table:table-cell>
          <table:table-cell table:style-name="ce2" office:value-type="float" office:value="0.000017568">
            <text:p>1.76E-05</text:p>
          </table:table-cell>
          <table:table-cell table:style-name="ce2" office:value-type="float" office:value="0.000010144">
            <text:p>1.01E-05</text:p>
          </table:table-cell>
          <table:table-cell office:value-type="float" office:value="0.00056736">
            <text:p>0.00056736</text:p>
          </table:table-cell>
          <table:table-cell table:style-name="ce2" office:value-type="float" office:value="0.00003072">
            <text:p>3.07E-05</text:p>
          </table:table-cell>
          <table:table-cell office:value-type="float" office:value="0.000675776">
            <text:p>0.000675776</text:p>
          </table:table-cell>
          <table:table-cell table:number-columns-repeated="100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123978">
            <text:p>0.000123978</text:p>
          </table:table-cell>
          <table:table-cell table:style-name="ce2" office:value-type="float" office:value="0.0000200272">
            <text:p>2.00E-05</text:p>
          </table:table-cell>
          <table:table-cell office:value-type="float" office:value="0.00185704">
            <text:p>0.00185704</text:p>
          </table:table-cell>
          <table:table-cell office:value-type="float" office:value="0.000128984">
            <text:p>0.000128984</text:p>
          </table:table-cell>
          <table:table-cell office:value-type="float" office:value="0.00213003">
            <text:p>0.00213003</text:p>
          </table:table-cell>
          <table:table-cell table:number-columns-repeated="4"/>
          <table:table-cell table:style-name="ce3" office:value-type="string" table:number-columns-spanned="1" table:number-rows-spanned="3">
            <text:p>128x128</text:p>
          </table:table-cell>
          <table:table-cell table:style-name="ce3" office:value-type="string" table:number-columns-spanned="2" table:number-rows-spanned="1">
            <text:p>cpu</text:p>
          </table:table-cell>
          <table:covered-table-cell/>
          <table:table-cell/>
          <table:table-cell office:value-type="float" office:value="0.000319004">
            <text:p>0.000319004</text:p>
          </table:table-cell>
          <table:table-cell office:value-type="float" office:value="0.00889897">
            <text:p>0.00889897</text:p>
          </table:table-cell>
          <table:table-cell office:value-type="float" office:value="0.000152826">
            <text:p>0.000152826</text:p>
          </table:table-cell>
          <table:table-cell office:value-type="float" office:value="0.00020504">
            <text:p>0.00020504</text:p>
          </table:table-cell>
          <table:table-cell table:style-name="Default"/>
          <table:table-cell office:value-type="float" office:value="0.00957584">
            <text:p>0.00957584</text:p>
          </table:table-cell>
          <table:table-cell table:number-columns-repeated="1004"/>
        </table:table-row>
        <table:table-row table:style-name="ro1">
          <table:table-cell table:number-columns-repeated="10"/>
          <table:covered-table-cell/>
          <table:table-cell table:style-name="ce3" office:value-type="string" table:number-columns-spanned="1" table:number-rows-spanned="2">
            <text:p>cuda</text:p>
          </table:table-cell>
          <table:table-cell table:style-name="ce3" office:value-type="string">
            <text:p>gettimeofday</text:p>
          </table:table-cell>
          <table:table-cell table:style-name="ce2" office:value-type="float" office:value="0.0000429153">
            <text:p>4.29E-05</text:p>
          </table:table-cell>
          <table:table-cell table:style-name="ce2" office:value-type="float" office:value="0.000038147">
            <text:p>3.81E-05</text:p>
          </table:table-cell>
          <table:table-cell table:style-name="ce2" office:value-type="float" office:value="0.0000128746">
            <text:p>1.29E-05</text:p>
          </table:table-cell>
          <table:table-cell table:style-name="ce2" office:value-type="float" office:value="0.0000119209">
            <text:p>1.19E-05</text:p>
          </table:table-cell>
          <table:table-cell office:value-type="float" office:value="0.000790119">
            <text:p>0.000790119</text:p>
          </table:table-cell>
          <table:table-cell office:value-type="float" office:value="0.000147104">
            <text:p>0.000147104</text:p>
          </table:table-cell>
          <table:table-cell office:value-type="float" office:value="0.00104308">
            <text:p>0.00104308</text:p>
          </table:table-cell>
          <table:table-cell table:number-columns-repeated="1004"/>
        </table:table-row>
        <table:table-row table:style-name="ro1">
          <table:table-cell office:value-type="string">
            <text:p>gpu preprocess:Lena64.bmp</text:p>
          </table:table-cell>
          <table:table-cell table:number-columns-repeated="9"/>
          <table:covered-table-cell table:number-columns-repeated="2"/>
          <table:table-cell office:value-type="string">
            <text:p>cuda</text:p>
          </table:table-cell>
          <table:table-cell table:style-name="ce2" office:value-type="float" office:value="0.000044256">
            <text:p>4.43E-05</text:p>
          </table:table-cell>
          <table:table-cell table:style-name="ce2" office:value-type="float" office:value="0.00005664">
            <text:p>5.66E-05</text:p>
          </table:table-cell>
          <table:table-cell table:style-name="ce2" office:value-type="float" office:value="0.000048416">
            <text:p>4.84E-05</text:p>
          </table:table-cell>
          <table:table-cell table:style-name="ce2" office:value-type="float" office:value="0.000021984">
            <text:p>2.20E-05</text:p>
          </table:table-cell>
          <table:table-cell office:value-type="float" office:value="0.000883616">
            <text:p>0.000883616</text:p>
          </table:table-cell>
          <table:table-cell table:style-name="ce2" office:value-type="float" office:value="0.000042016">
            <text:p>4.20E-05</text:p>
          </table:table-cell>
          <table:table-cell office:value-type="float" office:value="0.00109693">
            <text:p>0.00109693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8"/>
          <table:table-cell table:style-name="ce3" office:value-type="string" table:number-columns-spanned="1" table:number-rows-spanned="3">
            <text:p>256x256</text:p>
          </table:table-cell>
          <table:table-cell table:style-name="ce3" office:value-type="string" table:number-columns-spanned="2" table:number-rows-spanned="1">
            <text:p>cpu</text:p>
          </table:table-cell>
          <table:covered-table-cell/>
          <table:table-cell/>
          <table:table-cell office:value-type="float" office:value="0.00131702">
            <text:p>0.00131702</text:p>
          </table:table-cell>
          <table:table-cell office:value-type="float" office:value="0.0214009">
            <text:p>0.0214009</text:p>
          </table:table-cell>
          <table:table-cell office:value-type="float" office:value="0.00027895">
            <text:p>0.00027895</text:p>
          </table:table-cell>
          <table:table-cell office:value-type="float" office:value="0.000316143">
            <text:p>0.000316143</text:p>
          </table:table-cell>
          <table:table-cell table:style-name="Default"/>
          <table:table-cell office:value-type="float" office:value="0.023313">
            <text:p>0.023313</text:p>
          </table:table-cell>
          <table:table-cell table:number-columns-repeated="1004"/>
        </table:table-row>
        <table:table-row table:style-name="ro1">
          <table:table-cell office:value-type="string">
            <text:p>cpu</text:p>
          </table:table-cell>
          <table:table-cell office:value-type="float" office:value="0.00127697">
            <text:p>0.00127697</text:p>
          </table:table-cell>
          <table:table-cell table:number-columns-repeated="8"/>
          <table:covered-table-cell/>
          <table:table-cell table:style-name="ce3" office:value-type="string" table:number-columns-spanned="1" table:number-rows-spanned="2">
            <text:p>cuda</text:p>
          </table:table-cell>
          <table:table-cell table:style-name="ce3" office:value-type="string">
            <text:p>gettimeofday</text:p>
          </table:table-cell>
          <table:table-cell table:style-name="ce2" office:value-type="float" office:value="0.0000658035">
            <text:p>6.58E-05</text:p>
          </table:table-cell>
          <table:table-cell table:style-name="ce2" office:value-type="float" office:value="0.0000391006">
            <text:p>3.91E-05</text:p>
          </table:table-cell>
          <table:table-cell table:style-name="ce2" office:value-type="float" office:value="0.0000119209">
            <text:p>1.19E-05</text:p>
          </table:table-cell>
          <table:table-cell table:style-name="ce2" office:value-type="float" office:value="0.0000109673">
            <text:p>1.10E-05</text:p>
          </table:table-cell>
          <table:table-cell office:value-type="float" office:value="0.0010581">
            <text:p>0.0010581</text:p>
          </table:table-cell>
          <table:table-cell office:value-type="float" office:value="0.00029707">
            <text:p>0.00029707</text:p>
          </table:table-cell>
          <table:table-cell office:value-type="float" office:value="0.00148296">
            <text:p>0.00148296</text:p>
          </table:table-cell>
          <table:table-cell table:number-columns-repeated="1004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01376">
            <text:p>1.38E-06</text:p>
          </table:table-cell>
          <table:table-cell table:number-columns-repeated="8"/>
          <table:covered-table-cell table:number-columns-repeated="2"/>
          <table:table-cell office:value-type="string">
            <text:p>cuda</text:p>
          </table:table-cell>
          <table:table-cell table:style-name="ce2" office:value-type="float" office:value="0.000087648">
            <text:p>8.76E-05</text:p>
          </table:table-cell>
          <table:table-cell office:value-type="float" office:value="0.000124416">
            <text:p>0.000124416</text:p>
          </table:table-cell>
          <table:table-cell office:value-type="float" office:value="0.00019072">
            <text:p>0.00019072</text:p>
          </table:table-cell>
          <table:table-cell table:style-name="ce2" office:value-type="float" office:value="0.000067744">
            <text:p>6.77E-05</text:p>
          </table:table-cell>
          <table:table-cell office:value-type="float" office:value="0.0013031">
            <text:p>0.0013031</text:p>
          </table:table-cell>
          <table:table-cell table:style-name="ce2" office:value-type="float" office:value="0.000044">
            <text:p>4.40E-05</text:p>
          </table:table-cell>
          <table:table-cell office:value-type="float" office:value="0.00181763">
            <text:p>0.00181763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3" office:value-type="string" table:number-columns-spanned="1" table:number-rows-spanned="3">
            <text:p>512x512</text:p>
          </table:table-cell>
          <table:table-cell table:style-name="ce3" office:value-type="string" table:number-columns-spanned="2" table:number-rows-spanned="1">
            <text:p>cpu</text:p>
          </table:table-cell>
          <table:covered-table-cell/>
          <table:table-cell/>
          <table:table-cell office:value-type="float" office:value="0.00526619">
            <text:p>0.00526619</text:p>
          </table:table-cell>
          <table:table-cell office:value-type="float" office:value="0.0687931">
            <text:p>0.0687931</text:p>
          </table:table-cell>
          <table:table-cell office:value-type="float" office:value="0.00109696">
            <text:p>0.00109696</text:p>
          </table:table-cell>
          <table:table-cell office:value-type="float" office:value="0.00108099">
            <text:p>0.00108099</text:p>
          </table:table-cell>
          <table:table-cell table:style-name="Default"/>
          <table:table-cell office:value-type="float" office:value="0.0762372">
            <text:p>0.0762372</text:p>
          </table:table-cell>
          <table:table-cell table:number-columns-repeated="1004"/>
        </table:table-row>
        <table:table-row table:style-name="ro1">
          <table:table-cell office:value-type="string">
            <text:p>gpu encode:Lena64.bmp</text:p>
          </table:table-cell>
          <table:table-cell table:number-columns-repeated="9"/>
          <table:covered-table-cell/>
          <table:table-cell table:style-name="ce3" office:value-type="string" table:number-columns-spanned="1" table:number-rows-spanned="2">
            <text:p>cuda</text:p>
          </table:table-cell>
          <table:table-cell table:style-name="ce3" office:value-type="string">
            <text:p>gettimeofday</text:p>
          </table:table-cell>
          <table:table-cell office:value-type="float" office:value="0.000170946">
            <text:p>0.000170946</text:p>
          </table:table-cell>
          <table:table-cell table:style-name="ce2" office:value-type="float" office:value="0.0000431538">
            <text:p>4.32E-05</text:p>
          </table:table-cell>
          <table:table-cell table:style-name="ce2" office:value-type="float" office:value="0.00000715256">
            <text:p>7.15E-06</text:p>
          </table:table-cell>
          <table:table-cell table:style-name="ce2" office:value-type="float" office:value="0.00000596046">
            <text:p>5.96E-06</text:p>
          </table:table-cell>
          <table:table-cell office:value-type="float" office:value="0.00180006">
            <text:p>0.00180006</text:p>
          </table:table-cell>
          <table:table-cell office:value-type="float" office:value="0.000931025">
            <text:p>0.000931025</text:p>
          </table:table-cell>
          <table:table-cell office:value-type="float" office:value="0.0029583">
            <text:p>0.0029583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2"/>
          <table:covered-table-cell table:number-columns-repeated="2"/>
          <table:table-cell office:value-type="string">
            <text:p>cuda</text:p>
          </table:table-cell>
          <table:table-cell office:value-type="float" office:value="0.000282048">
            <text:p>0.000282048</text:p>
          </table:table-cell>
          <table:table-cell office:value-type="float" office:value="0.000374816">
            <text:p>0.000374816</text:p>
          </table:table-cell>
          <table:table-cell office:value-type="float" office:value="0.000713248">
            <text:p>0.000713248</text:p>
          </table:table-cell>
          <table:table-cell office:value-type="float" office:value="0.000236992">
            <text:p>0.000236992</text:p>
          </table:table-cell>
          <table:table-cell office:value-type="float" office:value="0.00267222">
            <text:p>0.00267222</text:p>
          </table:table-cell>
          <table:table-cell table:style-name="ce2" office:value-type="float" office:value="0.000049248">
            <text:p>4.92E-05</text:p>
          </table:table-cell>
          <table:table-cell office:value-type="float" office:value="0.00432858">
            <text:p>0.00432858</text:p>
          </table:table-cell>
          <table:table-cell table:number-columns-repeated="1004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15974">
            <text:p>1.60E-05</text:p>
          </table:table-cell>
          <table:table-cell table:style-name="ce2" office:value-type="float" office:value="0.0000209808">
            <text:p>2.10E-05</text:p>
          </table:table-cell>
          <table:table-cell table:style-name="ce2" office:value-type="float" office:value="0.00000691414">
            <text:p>6.91E-06</text:p>
          </table:table-cell>
          <table:table-cell table:style-name="ce2" office:value-type="float" office:value="0.00000596046">
            <text:p>5.96E-06</text:p>
          </table:table-cell>
          <table:table-cell office:value-type="float" office:value="0.000771046">
            <text:p>0.000771046</text:p>
          </table:table-cell>
          <table:table-cell office:value-type="float" office:value="0.000211954">
            <text:p>0.000211954</text:p>
          </table:table-cell>
          <table:table-cell office:value-type="float" office:value="0.00103283">
            <text:p>0.00103283</text:p>
          </table:table-cell>
          <table:table-cell table:number-columns-repeated="2"/>
          <table:table-cell table:style-name="ce3" office:value-type="string" table:number-columns-spanned="1" table:number-rows-spanned="3">
            <text:p>768x768</text:p>
          </table:table-cell>
          <table:table-cell table:style-name="ce3" office:value-type="string" table:number-columns-spanned="2" table:number-rows-spanned="1">
            <text:p>cpu</text:p>
          </table:table-cell>
          <table:covered-table-cell/>
          <table:table-cell/>
          <table:table-cell office:value-type="float" office:value="0.0116401">
            <text:p>0.0116401</text:p>
          </table:table-cell>
          <table:table-cell office:value-type="float" office:value="0.139632">
            <text:p>0.139632</text:p>
          </table:table-cell>
          <table:table-cell office:value-type="float" office:value="0.00231791">
            <text:p>0.00231791</text:p>
          </table:table-cell>
          <table:table-cell office:value-type="float" office:value="0.00234818">
            <text:p>0.00234818</text:p>
          </table:table-cell>
          <table:table-cell table:style-name="Default"/>
          <table:table-cell office:value-type="float" office:value="0.155938">
            <text:p>0.155938</text:p>
          </table:table-cell>
          <table:table-cell table:number-columns-repeated="1004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13728">
            <text:p>1.37E-05</text:p>
          </table:table-cell>
          <table:table-cell table:style-name="ce2" office:value-type="float" office:value="0.00003536">
            <text:p>3.54E-05</text:p>
          </table:table-cell>
          <table:table-cell table:style-name="ce2" office:value-type="float" office:value="0.000046912">
            <text:p>4.69E-05</text:p>
          </table:table-cell>
          <table:table-cell table:style-name="ce2" office:value-type="float" office:value="0.000020768">
            <text:p>2.08E-05</text:p>
          </table:table-cell>
          <table:table-cell office:value-type="float" office:value="0.000949632">
            <text:p>0.000949632</text:p>
          </table:table-cell>
          <table:table-cell table:style-name="ce2" office:value-type="float" office:value="0.000027328">
            <text:p>2.73E-05</text:p>
          </table:table-cell>
          <table:table-cell office:value-type="float" office:value="0.00109373">
            <text:p>0.00109373</text:p>
          </table:table-cell>
          <table:table-cell table:number-columns-repeated="2"/>
          <table:covered-table-cell/>
          <table:table-cell table:style-name="ce3" office:value-type="string" table:number-columns-spanned="1" table:number-rows-spanned="2">
            <text:p>cuda</text:p>
          </table:table-cell>
          <table:table-cell table:style-name="ce3" office:value-type="string">
            <text:p>gettimeofday</text:p>
          </table:table-cell>
          <table:table-cell office:value-type="float" office:value="0.000265837">
            <text:p>0.000265837</text:p>
          </table:table-cell>
          <table:table-cell table:style-name="ce2" office:value-type="float" office:value="0.0000319481">
            <text:p>3.19E-05</text:p>
          </table:table-cell>
          <table:table-cell table:style-name="ce2" office:value-type="float" office:value="0.0000112057">
            <text:p>1.12E-05</text:p>
          </table:table-cell>
          <table:table-cell table:style-name="ce2" office:value-type="float" office:value="0.0000169277">
            <text:p>1.69E-05</text:p>
          </table:table-cell>
          <table:table-cell office:value-type="float" office:value="0.00335312">
            <text:p>0.00335312</text:p>
          </table:table-cell>
          <table:table-cell office:value-type="float" office:value="0.00392485">
            <text:p>0.00392485</text:p>
          </table:table-cell>
          <table:table-cell office:value-type="float" office:value="0.00760388">
            <text:p>0.00760388</text:p>
          </table:table-cell>
          <table:table-cell table:number-columns-repeated="1004"/>
        </table:table-row>
        <table:table-row table:style-name="ro1">
          <table:table-cell table:number-columns-repeated="10"/>
          <table:covered-table-cell table:number-columns-repeated="2"/>
          <table:table-cell office:value-type="string">
            <text:p>cuda</text:p>
          </table:table-cell>
          <table:table-cell office:value-type="float" office:value="0.000437696">
            <text:p>0.000437696</text:p>
          </table:table-cell>
          <table:table-cell office:value-type="float" office:value="0.000782432">
            <text:p>0.000782432</text:p>
          </table:table-cell>
          <table:table-cell office:value-type="float" office:value="0.00159891">
            <text:p>0.00159891</text:p>
          </table:table-cell>
          <table:table-cell office:value-type="float" office:value="0.000523808">
            <text:p>0.000523808</text:p>
          </table:table-cell>
          <table:table-cell office:value-type="float" office:value="0.00505786">
            <text:p>0.00505786</text:p>
          </table:table-cell>
          <table:table-cell office:value-type="float" office:value="0.000815232">
            <text:p>0.000815232</text:p>
          </table:table-cell>
          <table:table-cell office:value-type="float" office:value="0.00921594">
            <text:p>0.00921594</text:p>
          </table:table-cell>
          <table:table-cell table:number-columns-repeated="1004"/>
        </table:table-row>
        <table:table-row table:style-name="ro1">
          <table:table-cell office:value-type="string">
            <text:p>gpu decode:Lena64.bmp</text:p>
          </table:table-cell>
          <table:table-cell table:number-columns-repeated="9"/>
          <table:table-cell table:style-name="ce3" office:value-type="string" table:number-columns-spanned="1" table:number-rows-spanned="3">
            <text:p>1024x1024</text:p>
          </table:table-cell>
          <table:table-cell table:style-name="ce3" office:value-type="string" table:number-columns-spanned="2" table:number-rows-spanned="1">
            <text:p>cpu</text:p>
          </table:table-cell>
          <table:covered-table-cell/>
          <table:table-cell/>
          <table:table-cell office:value-type="float" office:value="0.0164461">
            <text:p>0.0164461</text:p>
          </table:table-cell>
          <table:table-cell office:value-type="float" office:value="0.245147">
            <text:p>0.245147</text:p>
          </table:table-cell>
          <table:table-cell office:value-type="float" office:value="0.004143">
            <text:p>0.004143</text:p>
          </table:table-cell>
          <table:table-cell office:value-type="float" office:value="0.00397682">
            <text:p>0.00397682</text:p>
          </table:table-cell>
          <table:table-cell table:style-name="Default"/>
          <table:table-cell office:value-type="float" office:value="0.269713">
            <text:p>0.269713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2"/>
          <table:covered-table-cell/>
          <table:table-cell table:style-name="ce3" office:value-type="string" table:number-columns-spanned="1" table:number-rows-spanned="2">
            <text:p>cuda</text:p>
          </table:table-cell>
          <table:table-cell table:style-name="ce3" office:value-type="string">
            <text:p>gettimeofday</text:p>
          </table:table-cell>
          <table:table-cell office:value-type="float" office:value="0.000481844">
            <text:p>0.000481844</text:p>
          </table:table-cell>
          <table:table-cell table:style-name="ce2" office:value-type="float" office:value="0.0000269413">
            <text:p>2.69E-05</text:p>
          </table:table-cell>
          <table:table-cell table:style-name="ce2" office:value-type="float" office:value="0.00000691414">
            <text:p>6.91E-06</text:p>
          </table:table-cell>
          <table:table-cell table:style-name="ce2" office:value-type="float" office:value="0.0000140667">
            <text:p>1.41E-05</text:p>
          </table:table-cell>
          <table:table-cell office:value-type="float" office:value="0.00542688">
            <text:p>0.00542688</text:p>
          </table:table-cell>
          <table:table-cell office:value-type="float" office:value="0.00320816">
            <text:p>0.00320816</text:p>
          </table:table-cell>
          <table:table-cell office:value-type="float" office:value="0.00916481">
            <text:p>0.00916481</text:p>
          </table:table-cell>
          <table:table-cell table:number-columns-repeated="1004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190735">
            <text:p>1.91E-05</text:p>
          </table:table-cell>
          <table:table-cell office:value-type="float" office:value="0.000127077">
            <text:p>0.000127077</text:p>
          </table:table-cell>
          <table:table-cell table:style-name="ce2" office:value-type="float" office:value="0.00000691414">
            <text:p>6.91E-06</text:p>
          </table:table-cell>
          <table:table-cell table:style-name="ce2" office:value-type="float" office:value="0.00000619888">
            <text:p>6.20E-06</text:p>
          </table:table-cell>
          <table:table-cell table:style-name="ce2" office:value-type="float" office:value="0.00000405312">
            <text:p>4.05E-06</text:p>
          </table:table-cell>
          <table:table-cell table:style-name="ce2" office:value-type="float" office:value="0.000015974">
            <text:p>1.60E-05</text:p>
          </table:table-cell>
          <table:table-cell office:value-type="float" office:value="0.000179291">
            <text:p>0.000179291</text:p>
          </table:table-cell>
          <table:table-cell table:number-columns-repeated="2"/>
          <table:covered-table-cell table:number-columns-repeated="2"/>
          <table:table-cell office:value-type="string">
            <text:p>cuda</text:p>
          </table:table-cell>
          <table:table-cell office:value-type="float" office:value="0.000653504">
            <text:p>0.000653504</text:p>
          </table:table-cell>
          <table:table-cell office:value-type="float" office:value="0.00137165">
            <text:p>0.00137165</text:p>
          </table:table-cell>
          <table:table-cell office:value-type="float" office:value="0.00282006">
            <text:p>0.00282006</text:p>
          </table:table-cell>
          <table:table-cell office:value-type="float" office:value="0.000921984">
            <text:p>0.000921984</text:p>
          </table:table-cell>
          <table:table-cell office:value-type="float" office:value="0.00822979">
            <text:p>0.00822979</text:p>
          </table:table-cell>
          <table:table-cell table:style-name="ce2" office:value-type="float" office:value="0.00006016">
            <text:p>6.02E-05</text:p>
          </table:table-cell>
          <table:table-cell office:value-type="float" office:value="0.0140572">
            <text:p>0.0140572</text:p>
          </table:table-cell>
          <table:table-cell table:number-columns-repeated="1004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19296">
            <text:p>1.93E-05</text:p>
          </table:table-cell>
          <table:table-cell office:value-type="float" office:value="0.000130688">
            <text:p>0.000130688</text:p>
          </table:table-cell>
          <table:table-cell table:style-name="ce2" office:value-type="float" office:value="0.000019488">
            <text:p>1.95E-05</text:p>
          </table:table-cell>
          <table:table-cell table:style-name="ce2" office:value-type="float" office:value="0.00005264">
            <text:p>5.26E-05</text:p>
          </table:table-cell>
          <table:table-cell table:style-name="ce2" office:value-type="float" office:value="0.00001888">
            <text:p>1.89E-05</text:p>
          </table:table-cell>
          <table:table-cell table:style-name="ce2" office:value-type="float" office:value="0.000016768">
            <text:p>1.68E-05</text:p>
          </table:table-cell>
          <table:table-cell office:value-type="float" office:value="0.00025776">
            <text:p>0.00025776</text:p>
          </table:table-cell>
          <table:table-cell table:number-columns-repeated="2"/>
          <table:table-cell table:style-name="ce3" office:value-type="string" table:number-columns-spanned="1" table:number-rows-spanned="3">
            <text:p>2056x2056</text:p>
          </table:table-cell>
          <table:table-cell table:style-name="ce3" office:value-type="string" table:number-columns-spanned="2" table:number-rows-spanned="1">
            <text:p>cpu</text:p>
          </table:table-cell>
          <table:covered-table-cell/>
          <table:table-cell/>
          <table:table-cell office:value-type="float" office:value="0.0381761">
            <text:p>0.0381761</text:p>
          </table:table-cell>
          <table:table-cell office:value-type="float" office:value="0.97728">
            <text:p>0.97728</text:p>
          </table:table-cell>
          <table:table-cell office:value-type="float" office:value="0.0165062">
            <text:p>0.0165062</text:p>
          </table:table-cell>
          <table:table-cell office:value-type="float" office:value="0.0150599">
            <text:p>0.0150599</text:p>
          </table:table-cell>
          <table:table-cell table:style-name="Default"/>
          <table:table-cell office:value-type="float" office:value="1.04702">
            <text:p>1.04702</text:p>
          </table:table-cell>
          <table:table-cell table:number-columns-repeated="1004"/>
        </table:table-row>
        <table:table-row table:style-name="ro1">
          <table:table-cell table:number-columns-repeated="10"/>
          <table:covered-table-cell/>
          <table:table-cell table:style-name="ce3" office:value-type="string" table:number-columns-spanned="1" table:number-rows-spanned="2">
            <text:p>cuda</text:p>
          </table:table-cell>
          <table:table-cell table:style-name="ce3" office:value-type="string">
            <text:p>gettimeofday</text:p>
          </table:table-cell>
          <table:table-cell office:value-type="float" office:value="0.00214386">
            <text:p>0.00214386</text:p>
          </table:table-cell>
          <table:table-cell table:style-name="ce2" office:value-type="float" office:value="0.0000400543">
            <text:p>4.01E-05</text:p>
          </table:table-cell>
          <table:table-cell table:style-name="ce2" office:value-type="float" office:value="0.0000789165">
            <text:p>7.89E-05</text:p>
          </table:table-cell>
          <table:table-cell table:style-name="ce2" office:value-type="float" office:value="0.0000128746">
            <text:p>1.29E-05</text:p>
          </table:table-cell>
          <table:table-cell office:value-type="float" office:value="0.0137482">
            <text:p>0.0137482</text:p>
          </table:table-cell>
          <table:table-cell office:value-type="float" office:value="0.0066359">
            <text:p>0.0066359</text:p>
          </table:table-cell>
          <table:table-cell office:value-type="float" office:value="0.0226598">
            <text:p>0.0226598</text:p>
          </table:table-cell>
          <table:table-cell table:number-columns-repeated="1004"/>
        </table:table-row>
        <table:table-row table:style-name="ro1">
          <table:table-cell office:value-type="string">
            <text:p>cpu encode:Lena128.bmp</text:p>
          </table:table-cell>
          <table:table-cell table:number-columns-repeated="9"/>
          <table:covered-table-cell table:number-columns-repeated="2"/>
          <table:table-cell office:value-type="string">
            <text:p>cuda</text:p>
          </table:table-cell>
          <table:table-cell office:value-type="float" office:value="0.00229869">
            <text:p>0.00229869</text:p>
          </table:table-cell>
          <table:table-cell office:value-type="float" office:value="0.00546762">
            <text:p>0.00546762</text:p>
          </table:table-cell>
          <table:table-cell table:style-name="ce2" office:value-type="float" office:value="0.000078432">
            <text:p>7.84E-05</text:p>
          </table:table-cell>
          <table:table-cell office:value-type="float" office:value="0.00125101">
            <text:p>0.00125101</text:p>
          </table:table-cell>
          <table:table-cell office:value-type="float" office:value="0.0203084">
            <text:p>0.0203084</text:p>
          </table:table-cell>
          <table:table-cell table:style-name="ce2" office:value-type="float" office:value="0.000069152">
            <text:p>6.92E-05</text:p>
          </table:table-cell>
          <table:table-cell office:value-type="float" office:value="0.0294733">
            <text:p>0.0294733</text:p>
          </table:table-cell>
          <table:table-cell table:number-columns-repeated="1004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00283003">
            <text:p>0.000283003</text:p>
          </table:table-cell>
          <table:table-cell office:value-type="float" office:value="0.00597">
            <text:p>0.00597</text:p>
          </table:table-cell>
          <table:table-cell office:value-type="float" office:value="0.000149012">
            <text:p>0.000149012</text:p>
          </table:table-cell>
          <table:table-cell office:value-type="float" office:value="0.000252962">
            <text:p>0.000252962</text:p>
          </table:table-cell>
          <table:table-cell office:value-type="float" office:value="0.00665498">
            <text:p>0.00665498</text:p>
          </table:table-cell>
          <table:table-cell table:number-columns-repeated="5"/>
          <table:table-cell/>
          <table:table-cell office:value-type="string">
            <text:p>CPU</text:p>
          </table:table-cell>
          <table:table-cell office:value-type="string">
            <text:p>CUDA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3" office:value-type="string">
            <text:p>64x64</text:p>
          </table:table-cell>
          <table:table-cell office:value-type="float" office:value="0.0016582">
            <text:p>0.0016582</text:p>
          </table:table-cell>
          <table:table-cell office:value-type="float" office:value="0.000675776">
            <text:p>0.000675776</text:p>
          </table:table-cell>
          <table:table-cell table:number-columns-repeated="1011"/>
        </table:table-row>
        <table:table-row table:style-name="ro1">
          <table:table-cell office:value-type="string">
            <text:p>cpu decode:Lena128.bmp</text:p>
          </table:table-cell>
          <table:table-cell table:number-columns-repeated="9"/>
          <table:table-cell table:style-name="ce3" office:value-type="string">
            <text:p>128x128</text:p>
          </table:table-cell>
          <table:table-cell office:value-type="float" office:value="0.00957584">
            <text:p>0.00957584</text:p>
          </table:table-cell>
          <table:table-cell office:value-type="float" office:value="0.00109693">
            <text:p>0.00109693</text:p>
          </table:table-cell>
          <table:table-cell table:number-columns-repeated="1011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4"/>
          <table:table-cell table:style-name="ce3" office:value-type="string">
            <text:p>256x256</text:p>
          </table:table-cell>
          <table:table-cell office:value-type="float" office:value="0.023313">
            <text:p>0.023313</text:p>
          </table:table-cell>
          <table:table-cell office:value-type="float" office:value="0.00181763">
            <text:p>0.00181763</text:p>
          </table:table-cell>
          <table:table-cell table:number-columns-repeated="1011"/>
        </table:table-row>
        <table:table-row table:style-name="ro1">
          <table:table-cell table:style-name="ce2" office:value-type="float" office:value="0.000000953674">
            <text:p>9.54E-07</text:p>
          </table:table-cell>
          <table:table-cell office:value-type="float" office:value="0.000340939">
            <text:p>0.000340939</text:p>
          </table:table-cell>
          <table:table-cell table:style-name="ce2" office:value-type="float" office:value="0.0000860691">
            <text:p>8.61E-05</text:p>
          </table:table-cell>
          <table:table-cell office:value-type="float" office:value="0.00747108">
            <text:p>0.00747108</text:p>
          </table:table-cell>
          <table:table-cell office:value-type="float" office:value="0.000677824">
            <text:p>0.000677824</text:p>
          </table:table-cell>
          <table:table-cell office:value-type="float" office:value="0.00857687">
            <text:p>0.00857687</text:p>
          </table:table-cell>
          <table:table-cell table:number-columns-repeated="4"/>
          <table:table-cell table:style-name="ce3" office:value-type="string">
            <text:p>512x512</text:p>
          </table:table-cell>
          <table:table-cell office:value-type="float" office:value="0.0762372">
            <text:p>0.0762372</text:p>
          </table:table-cell>
          <table:table-cell office:value-type="float" office:value="0.00432858">
            <text:p>0.00432858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3" office:value-type="string">
            <text:p>768x768</text:p>
          </table:table-cell>
          <table:table-cell office:value-type="float" office:value="0.155938">
            <text:p>0.155938</text:p>
          </table:table-cell>
          <table:table-cell office:value-type="float" office:value="0.00921594">
            <text:p>0.00921594</text:p>
          </table:table-cell>
          <table:table-cell table:number-columns-repeated="1011"/>
        </table:table-row>
        <table:table-row table:style-name="ro1">
          <table:table-cell office:value-type="string">
            <text:p>gpu preprocess:Lena128.bmp</text:p>
          </table:table-cell>
          <table:table-cell table:number-columns-repeated="9"/>
          <table:table-cell table:style-name="ce3" office:value-type="string">
            <text:p>1024x1024</text:p>
          </table:table-cell>
          <table:table-cell office:value-type="float" office:value="0.269713">
            <text:p>0.269713</text:p>
          </table:table-cell>
          <table:table-cell office:value-type="float" office:value="0.0140572">
            <text:p>0.014057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8"/>
          <table:table-cell table:style-name="ce3" office:value-type="string">
            <text:p>2056x2056</text:p>
          </table:table-cell>
          <table:table-cell office:value-type="float" office:value="1.04702">
            <text:p>1.04702</text:p>
          </table:table-cell>
          <table:table-cell office:value-type="float" office:value="0.0294733">
            <text:p>0.0294733</text:p>
          </table:table-cell>
          <table:table-cell table:number-columns-repeated="1011"/>
        </table:table-row>
        <table:table-row table:style-name="ro1">
          <table:table-cell office:value-type="string">
            <text:p>cpu</text:p>
          </table:table-cell>
          <table:table-cell office:value-type="float" office:value="0.00148702">
            <text:p>0.00148702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01376">
            <text:p>1.38E-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12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228882">
            <text:p>2.29E-05</text:p>
          </table:table-cell>
          <table:table-cell table:style-name="ce2" office:value-type="float" office:value="0.0000209808">
            <text:p>2.10E-05</text:p>
          </table:table-cell>
          <table:table-cell table:number-columns-repeated="2" table:style-name="ce2" office:value-type="float" office:value="0.00000596046">
            <text:p>5.96E-06</text:p>
          </table:table-cell>
          <table:table-cell office:value-type="float" office:value="0.000794172">
            <text:p>0.000794172</text:p>
          </table:table-cell>
          <table:table-cell office:value-type="float" office:value="0.000334978">
            <text:p>0.000334978</text:p>
          </table:table-cell>
          <table:table-cell office:value-type="float" office:value="0.00118494">
            <text:p>0.00118494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29536">
            <text:p>2.95E-05</text:p>
          </table:table-cell>
          <table:table-cell table:style-name="ce2" office:value-type="float" office:value="0.000073184">
            <text:p>7.32E-05</text:p>
          </table:table-cell>
          <table:table-cell office:value-type="float" office:value="0.000155392">
            <text:p>0.000155392</text:p>
          </table:table-cell>
          <table:table-cell table:style-name="ce2" office:value-type="float" office:value="0.000058624">
            <text:p>5.86E-05</text:p>
          </table:table-cell>
          <table:table-cell office:value-type="float" office:value="0.00109069">
            <text:p>0.00109069</text:p>
          </table:table-cell>
          <table:table-cell table:style-name="ce2" office:value-type="float" office:value="0.00003232">
            <text:p>3.23E-05</text:p>
          </table:table-cell>
          <table:table-cell office:value-type="float" office:value="0.00143974">
            <text:p>0.0014397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12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9799">
            <text:p>9.80E-05</text:p>
          </table:table-cell>
          <table:table-cell office:value-type="float" office:value="0.000412941">
            <text:p>0.000412941</text:p>
          </table:table-cell>
          <table:table-cell table:style-name="ce2" office:value-type="float" office:value="0.0000150204">
            <text:p>1.50E-05</text:p>
          </table:table-cell>
          <table:table-cell table:style-name="ce2" office:value-type="float" office:value="0.00000596046">
            <text:p>5.96E-06</text:p>
          </table:table-cell>
          <table:table-cell table:style-name="ce2" office:value-type="float" office:value="0.00000309944">
            <text:p>3.10E-06</text:p>
          </table:table-cell>
          <table:table-cell table:style-name="ce2" office:value-type="float" office:value="0.000038147">
            <text:p>3.81E-05</text:p>
          </table:table-cell>
          <table:table-cell office:value-type="float" office:value="0.000573158">
            <text:p>0.000573158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10192">
            <text:p>0.00010192</text:p>
          </table:table-cell>
          <table:table-cell office:value-type="float" office:value="0.000428448">
            <text:p>0.000428448</text:p>
          </table:table-cell>
          <table:table-cell table:style-name="ce2" office:value-type="float" office:value="0.000051744">
            <text:p>5.17E-05</text:p>
          </table:table-cell>
          <table:table-cell office:value-type="float" office:value="0.000178432">
            <text:p>0.000178432</text:p>
          </table:table-cell>
          <table:table-cell table:style-name="ce2" office:value-type="float" office:value="0.000055872">
            <text:p>5.59E-05</text:p>
          </table:table-cell>
          <table:table-cell table:style-name="ce2" office:value-type="float" office:value="0.000038176">
            <text:p>3.82E-05</text:p>
          </table:table-cell>
          <table:table-cell office:value-type="float" office:value="0.000854592">
            <text:p>0.00085459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256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0106287">
            <text:p>0.00106287</text:p>
          </table:table-cell>
          <table:table-cell office:value-type="float" office:value="0.024817">
            <text:p>0.024817</text:p>
          </table:table-cell>
          <table:table-cell office:value-type="float" office:value="0.000573874">
            <text:p>0.000573874</text:p>
          </table:table-cell>
          <table:table-cell office:value-type="float" office:value="0.000880003">
            <text:p>0.000880003</text:p>
          </table:table-cell>
          <table:table-cell office:value-type="float" office:value="0.0273337">
            <text:p>0.027333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256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105906">
            <text:p>0.00105906</text:p>
          </table:table-cell>
          <table:table-cell office:value-type="float" office:value="0.000325918">
            <text:p>0.000325918</text:p>
          </table:table-cell>
          <table:table-cell office:value-type="float" office:value="0.0298541">
            <text:p>0.0298541</text:p>
          </table:table-cell>
          <table:table-cell office:value-type="float" office:value="0.00185394">
            <text:p>0.00185394</text:p>
          </table:table-cell>
          <table:table-cell office:value-type="float" office:value="0.033093">
            <text:p>0.03309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2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0283694">
            <text:p>0.00283694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01376">
            <text:p>1.38E-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2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391006">
            <text:p>3.91E-05</text:p>
          </table:table-cell>
          <table:table-cell table:style-name="ce2" office:value-type="float" office:value="0.0000269413">
            <text:p>2.69E-05</text:p>
          </table:table-cell>
          <table:table-cell table:style-name="ce2" office:value-type="float" office:value="0.0000119209">
            <text:p>1.19E-05</text:p>
          </table:table-cell>
          <table:table-cell table:style-name="ce2" office:value-type="float" office:value="0.0000128746">
            <text:p>1.29E-05</text:p>
          </table:table-cell>
          <table:table-cell office:value-type="float" office:value="0.00128198">
            <text:p>0.00128198</text:p>
          </table:table-cell>
          <table:table-cell office:value-type="float" office:value="0.000788927">
            <text:p>0.000788927</text:p>
          </table:table-cell>
          <table:table-cell office:value-type="float" office:value="0.00216174">
            <text:p>0.00216174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65888">
            <text:p>6.59E-05</text:p>
          </table:table-cell>
          <table:table-cell office:value-type="float" office:value="0.000196384">
            <text:p>0.000196384</text:p>
          </table:table-cell>
          <table:table-cell office:value-type="float" office:value="0.000599104">
            <text:p>0.000599104</text:p>
          </table:table-cell>
          <table:table-cell office:value-type="float" office:value="0.000214304">
            <text:p>0.000214304</text:p>
          </table:table-cell>
          <table:table-cell office:value-type="float" office:value="0.00202749">
            <text:p>0.00202749</text:p>
          </table:table-cell>
          <table:table-cell table:style-name="ce2" office:value-type="float" office:value="0.00003696">
            <text:p>3.70E-05</text:p>
          </table:table-cell>
          <table:table-cell office:value-type="float" office:value="0.00314013">
            <text:p>0.003140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2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112057">
            <text:p>0.000112057</text:p>
          </table:table-cell>
          <table:table-cell office:value-type="float" office:value="0.00129509">
            <text:p>0.00129509</text:p>
          </table:table-cell>
          <table:table-cell table:style-name="ce2" office:value-type="float" office:value="0.0000150204">
            <text:p>1.50E-05</text:p>
          </table:table-cell>
          <table:table-cell table:style-name="ce2" office:value-type="float" office:value="0.0000119209">
            <text:p>1.19E-05</text:p>
          </table:table-cell>
          <table:table-cell table:style-name="ce2" office:value-type="float" office:value="0.00000786781">
            <text:p>7.87E-06</text:p>
          </table:table-cell>
          <table:table-cell office:value-type="float" office:value="0.000121832">
            <text:p>0.000121832</text:p>
          </table:table-cell>
          <table:table-cell office:value-type="float" office:value="0.00156379">
            <text:p>0.00156379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115136">
            <text:p>0.000115136</text:p>
          </table:table-cell>
          <table:table-cell office:value-type="float" office:value="0.00135443">
            <text:p>0.00135443</text:p>
          </table:table-cell>
          <table:table-cell office:value-type="float" office:value="0.000186528">
            <text:p>0.000186528</text:p>
          </table:table-cell>
          <table:table-cell office:value-type="float" office:value="0.000681344">
            <text:p>0.000681344</text:p>
          </table:table-cell>
          <table:table-cell office:value-type="float" office:value="0.000200992">
            <text:p>0.000200992</text:p>
          </table:table-cell>
          <table:table-cell office:value-type="float" office:value="0.00012384">
            <text:p>0.00012384</text:p>
          </table:table-cell>
          <table:table-cell office:value-type="float" office:value="0.00266227">
            <text:p>0.0026622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512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0425911">
            <text:p>0.00425911</text:p>
          </table:table-cell>
          <table:table-cell office:value-type="float" office:value="0.09375">
            <text:p>0.09375</text:p>
          </table:table-cell>
          <table:table-cell office:value-type="float" office:value="0.00213504">
            <text:p>0.00213504</text:p>
          </table:table-cell>
          <table:table-cell office:value-type="float" office:value="0.00291896">
            <text:p>0.00291896</text:p>
          </table:table-cell>
          <table:table-cell office:value-type="float" office:value="0.103063">
            <text:p>0.10306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512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777221">
            <text:p>0.00777221</text:p>
          </table:table-cell>
          <table:table-cell office:value-type="float" office:value="0.00340509">
            <text:p>0.00340509</text:p>
          </table:table-cell>
          <table:table-cell office:value-type="float" office:value="0.12278">
            <text:p>0.12278</text:p>
          </table:table-cell>
          <table:table-cell office:value-type="float" office:value="0.00844908">
            <text:p>0.00844908</text:p>
          </table:table-cell>
          <table:table-cell office:value-type="float" office:value="0.142406">
            <text:p>0.1424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512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14715">
            <text:p>0.014715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01344">
            <text:p>1.34E-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512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115871">
            <text:p>0.000115871</text:p>
          </table:table-cell>
          <table:table-cell table:style-name="ce2" office:value-type="float" office:value="0.0000259876">
            <text:p>2.60E-05</text:p>
          </table:table-cell>
          <table:table-cell table:style-name="ce2" office:value-type="float" office:value="0.00000596046">
            <text:p>5.96E-06</text:p>
          </table:table-cell>
          <table:table-cell table:style-name="ce2" office:value-type="float" office:value="0.00000810623">
            <text:p>8.11E-06</text:p>
          </table:table-cell>
          <table:table-cell office:value-type="float" office:value="0.00334406">
            <text:p>0.00334406</text:p>
          </table:table-cell>
          <table:table-cell office:value-type="float" office:value="0.00320292">
            <text:p>0.00320292</text:p>
          </table:table-cell>
          <table:table-cell office:value-type="float" office:value="0.0067029">
            <text:p>0.0067029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232512">
            <text:p>0.000232512</text:p>
          </table:table-cell>
          <table:table-cell office:value-type="float" office:value="0.000675008">
            <text:p>0.000675008</text:p>
          </table:table-cell>
          <table:table-cell office:value-type="float" office:value="0.00233562">
            <text:p>0.00233562</text:p>
          </table:table-cell>
          <table:table-cell office:value-type="float" office:value="0.000805664">
            <text:p>0.000805664</text:p>
          </table:table-cell>
          <table:table-cell office:value-type="float" office:value="0.00649814">
            <text:p>0.00649814</text:p>
          </table:table-cell>
          <table:table-cell table:style-name="ce2" office:value-type="float" office:value="0.000040896">
            <text:p>4.09E-05</text:p>
          </table:table-cell>
          <table:table-cell office:value-type="float" office:value="0.0105878">
            <text:p>0.01058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512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154018">
            <text:p>0.000154018</text:p>
          </table:table-cell>
          <table:table-cell office:value-type="float" office:value="0.00434709">
            <text:p>0.00434709</text:p>
          </table:table-cell>
          <table:table-cell table:style-name="ce2" office:value-type="float" office:value="0.0000200272">
            <text:p>2.00E-05</text:p>
          </table:table-cell>
          <table:table-cell table:style-name="ce2" office:value-type="float" office:value="0.00000715256">
            <text:p>7.15E-06</text:p>
          </table:table-cell>
          <table:table-cell table:style-name="ce2" office:value-type="float" office:value="0.00000405312">
            <text:p>4.05E-06</text:p>
          </table:table-cell>
          <table:table-cell office:value-type="float" office:value="0.000459909">
            <text:p>0.000459909</text:p>
          </table:table-cell>
          <table:table-cell office:value-type="float" office:value="0.00499225">
            <text:p>0.00499225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158464">
            <text:p>0.000158464</text:p>
          </table:table-cell>
          <table:table-cell office:value-type="float" office:value="0.0045945">
            <text:p>0.0045945</text:p>
          </table:table-cell>
          <table:table-cell office:value-type="float" office:value="0.000696352">
            <text:p>0.000696352</text:p>
          </table:table-cell>
          <table:table-cell office:value-type="float" office:value="0.00266253">
            <text:p>0.00266253</text:p>
          </table:table-cell>
          <table:table-cell office:value-type="float" office:value="0.000769344">
            <text:p>0.000769344</text:p>
          </table:table-cell>
          <table:table-cell office:value-type="float" office:value="0.000462912">
            <text:p>0.000462912</text:p>
          </table:table-cell>
          <table:table-cell office:value-type="float" office:value="0.0093441">
            <text:p>0.009344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768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199251">
            <text:p>0.0199251</text:p>
          </table:table-cell>
          <table:table-cell office:value-type="float" office:value="0.208435">
            <text:p>0.208435</text:p>
          </table:table-cell>
          <table:table-cell office:value-type="float" office:value="0.00490999">
            <text:p>0.00490999</text:p>
          </table:table-cell>
          <table:table-cell office:value-type="float" office:value="0.00606799">
            <text:p>0.00606799</text:p>
          </table:table-cell>
          <table:table-cell office:value-type="float" office:value="0.239338">
            <text:p>0.23933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768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72968">
            <text:p>0.0072968</text:p>
          </table:table-cell>
          <table:table-cell office:value-type="float" office:value="0.00279284">
            <text:p>0.00279284</text:p>
          </table:table-cell>
          <table:table-cell office:value-type="float" office:value="0.277226">
            <text:p>0.277226</text:p>
          </table:table-cell>
          <table:table-cell office:value-type="float" office:value="0.0169239">
            <text:p>0.0169239</text:p>
          </table:table-cell>
          <table:table-cell office:value-type="float" office:value="0.30424">
            <text:p>0.304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76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19845">
            <text:p>0.019845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01344">
            <text:p>1.34E-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76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262022">
            <text:p>0.000262022</text:p>
          </table:table-cell>
          <table:table-cell table:style-name="ce2" office:value-type="float" office:value="0.0000331402">
            <text:p>3.31E-05</text:p>
          </table:table-cell>
          <table:table-cell table:style-name="ce2" office:value-type="float" office:value="0.00000691414">
            <text:p>6.91E-06</text:p>
          </table:table-cell>
          <table:table-cell table:style-name="ce2" office:value-type="float" office:value="0.0000150204">
            <text:p>1.50E-05</text:p>
          </table:table-cell>
          <table:table-cell office:value-type="float" office:value="0.00624704">
            <text:p>0.00624704</text:p>
          </table:table-cell>
          <table:table-cell office:value-type="float" office:value="0.00494003">
            <text:p>0.00494003</text:p>
          </table:table-cell>
          <table:table-cell office:value-type="float" office:value="0.0115042">
            <text:p>0.0115042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43312">
            <text:p>0.00043312</text:p>
          </table:table-cell>
          <table:table-cell office:value-type="float" office:value="0.00148368">
            <text:p>0.00148368</text:p>
          </table:table-cell>
          <table:table-cell office:value-type="float" office:value="0.005232">
            <text:p>0.005232</text:p>
          </table:table-cell>
          <table:table-cell office:value-type="float" office:value="0.00179645">
            <text:p>0.00179645</text:p>
          </table:table-cell>
          <table:table-cell office:value-type="float" office:value="0.0111228">
            <text:p>0.0111228</text:p>
          </table:table-cell>
          <table:table-cell table:style-name="ce2" office:value-type="float" office:value="0.000054848">
            <text:p>5.48E-05</text:p>
          </table:table-cell>
          <table:table-cell office:value-type="float" office:value="0.0201229">
            <text:p>0.020122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76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155187">
            <text:p>0.00155187</text:p>
          </table:table-cell>
          <table:table-cell office:value-type="float" office:value="0.00810409">
            <text:p>0.00810409</text:p>
          </table:table-cell>
          <table:table-cell table:style-name="ce2" office:value-type="float" office:value="0.0000190735">
            <text:p>1.91E-05</text:p>
          </table:table-cell>
          <table:table-cell table:style-name="ce2" office:value-type="float" office:value="0.0000150204">
            <text:p>1.50E-05</text:p>
          </table:table-cell>
          <table:table-cell table:style-name="ce2" office:value-type="float" office:value="0.00000786781">
            <text:p>7.87E-06</text:p>
          </table:table-cell>
          <table:table-cell office:value-type="float" office:value="0.000847101">
            <text:p>0.000847101</text:p>
          </table:table-cell>
          <table:table-cell office:value-type="float" office:value="0.010545">
            <text:p>0.010545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121472">
            <text:p>0.000121472</text:p>
          </table:table-cell>
          <table:table-cell office:value-type="float" office:value="0.00828867">
            <text:p>0.00828867</text:p>
          </table:table-cell>
          <table:table-cell office:value-type="float" office:value="0.00153274">
            <text:p>0.00153274</text:p>
          </table:table-cell>
          <table:table-cell office:value-type="float" office:value="0.00596909">
            <text:p>0.00596909</text:p>
          </table:table-cell>
          <table:table-cell office:value-type="float" office:value="0.00169046">
            <text:p>0.00169046</text:p>
          </table:table-cell>
          <table:table-cell office:value-type="float" office:value="0.000850176">
            <text:p>0.000850176</text:p>
          </table:table-cell>
          <table:table-cell office:value-type="float" office:value="0.0184526">
            <text:p>0.018452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1024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16988">
            <text:p>0.016988</text:p>
          </table:table-cell>
          <table:table-cell office:value-type="float" office:value="0.36796">
            <text:p>0.36796</text:p>
          </table:table-cell>
          <table:table-cell office:value-type="float" office:value="0.00854611">
            <text:p>0.00854611</text:p>
          </table:table-cell>
          <table:table-cell office:value-type="float" office:value="0.011234">
            <text:p>0.011234</text:p>
          </table:table-cell>
          <table:table-cell office:value-type="float" office:value="0.404728">
            <text:p>0.40472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1024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table:style-name="ce2" office:value-type="float" office:value="0.000000953674">
            <text:p>9.54E-07</text:p>
          </table:table-cell>
          <table:table-cell office:value-type="float" office:value="0.0174632">
            <text:p>0.0174632</text:p>
          </table:table-cell>
          <table:table-cell office:value-type="float" office:value="0.00504518">
            <text:p>0.00504518</text:p>
          </table:table-cell>
          <table:table-cell office:value-type="float" office:value="0.4524">
            <text:p>0.4524</text:p>
          </table:table-cell>
          <table:table-cell office:value-type="float" office:value="0.029891">
            <text:p>0.029891</text:p>
          </table:table-cell>
          <table:table-cell office:value-type="float" office:value="0.5048">
            <text:p>0.504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102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304551">
            <text:p>0.0304551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01344">
            <text:p>1.34E-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102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480175">
            <text:p>0.000480175</text:p>
          </table:table-cell>
          <table:table-cell table:style-name="ce2" office:value-type="float" office:value="0.0000340939">
            <text:p>3.41E-05</text:p>
          </table:table-cell>
          <table:table-cell table:style-name="ce2" office:value-type="float" office:value="0.000015974">
            <text:p>1.60E-05</text:p>
          </table:table-cell>
          <table:table-cell table:style-name="ce2" office:value-type="float" office:value="0.0000171661">
            <text:p>1.72E-05</text:p>
          </table:table-cell>
          <table:table-cell office:value-type="float" office:value="0.0101779">
            <text:p>0.0101779</text:p>
          </table:table-cell>
          <table:table-cell office:value-type="float" office:value="0.00948">
            <text:p>0.00948</text:p>
          </table:table-cell>
          <table:table-cell office:value-type="float" office:value="0.0202053">
            <text:p>0.0202053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654624">
            <text:p>0.000654624</text:p>
          </table:table-cell>
          <table:table-cell office:value-type="float" office:value="0.00260704">
            <text:p>0.00260704</text:p>
          </table:table-cell>
          <table:table-cell office:value-type="float" office:value="0.00930182">
            <text:p>0.00930182</text:p>
          </table:table-cell>
          <table:table-cell office:value-type="float" office:value="0.00317011">
            <text:p>0.00317011</text:p>
          </table:table-cell>
          <table:table-cell office:value-type="float" office:value="0.0195786">
            <text:p>0.0195786</text:p>
          </table:table-cell>
          <table:table-cell table:style-name="ce2" office:value-type="float" office:value="0.000072704">
            <text:p>7.27E-05</text:p>
          </table:table-cell>
          <table:table-cell office:value-type="float" office:value="0.0353849">
            <text:p>0.035384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102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319958">
            <text:p>0.000319958</text:p>
          </table:table-cell>
          <table:table-cell office:value-type="float" office:value="0.0140598">
            <text:p>0.0140598</text:p>
          </table:table-cell>
          <table:table-cell table:style-name="ce2" office:value-type="float" office:value="0.0000219345">
            <text:p>2.19E-05</text:p>
          </table:table-cell>
          <table:table-cell table:style-name="ce2" office:value-type="float" office:value="0.00000691414">
            <text:p>6.91E-06</text:p>
          </table:table-cell>
          <table:table-cell table:style-name="ce2" office:value-type="float" office:value="0.0000140667">
            <text:p>1.41E-05</text:p>
          </table:table-cell>
          <table:table-cell office:value-type="float" office:value="0.00141215">
            <text:p>0.00141215</text:p>
          </table:table-cell>
          <table:table-cell office:value-type="float" office:value="0.0158348">
            <text:p>0.0158348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316896">
            <text:p>0.000316896</text:p>
          </table:table-cell>
          <table:table-cell office:value-type="float" office:value="0.0142306">
            <text:p>0.0142306</text:p>
          </table:table-cell>
          <table:table-cell office:value-type="float" office:value="0.00270806">
            <text:p>0.00270806</text:p>
          </table:table-cell>
          <table:table-cell office:value-type="float" office:value="0.0106027">
            <text:p>0.0106027</text:p>
          </table:table-cell>
          <table:table-cell office:value-type="float" office:value="0.00303786">
            <text:p>0.00303786</text:p>
          </table:table-cell>
          <table:table-cell office:value-type="float" office:value="0.00141574">
            <text:p>0.00141574</text:p>
          </table:table-cell>
          <table:table-cell office:value-type="float" office:value="0.0323118">
            <text:p>0.032311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2056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64754">
            <text:p>0.064754</text:p>
          </table:table-cell>
          <table:table-cell office:value-type="float" office:value="1.47051">
            <text:p>1.47051</text:p>
          </table:table-cell>
          <table:table-cell office:value-type="float" office:value="0.034374">
            <text:p>0.034374</text:p>
          </table:table-cell>
          <table:table-cell office:value-type="float" office:value="0.0386431">
            <text:p>0.0386431</text:p>
          </table:table-cell>
          <table:table-cell office:value-type="float" office:value="1.60828">
            <text:p>1.6082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2056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87039">
            <text:p>0.0387039</text:p>
          </table:table-cell>
          <table:table-cell office:value-type="float" office:value="0.020704">
            <text:p>0.020704</text:p>
          </table:table-cell>
          <table:table-cell office:value-type="float" office:value="1.84535">
            <text:p>1.84535</text:p>
          </table:table-cell>
          <table:table-cell office:value-type="float" office:value="0.118193">
            <text:p>0.118193</text:p>
          </table:table-cell>
          <table:table-cell office:value-type="float" office:value="2.02295">
            <text:p>2.022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20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971599">
            <text:p>0.0971599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01376">
            <text:p>1.38E-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20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217485">
            <text:p>0.00217485</text:p>
          </table:table-cell>
          <table:table-cell table:style-name="ce2" office:value-type="float" office:value="0.0000481606">
            <text:p>4.82E-05</text:p>
          </table:table-cell>
          <table:table-cell table:style-name="ce2" office:value-type="float" office:value="0.0000829697">
            <text:p>8.30E-05</text:p>
          </table:table-cell>
          <table:table-cell table:style-name="ce2" office:value-type="float" office:value="0.000013113">
            <text:p>1.31E-05</text:p>
          </table:table-cell>
          <table:table-cell office:value-type="float" office:value="0.019803">
            <text:p>0.019803</text:p>
          </table:table-cell>
          <table:table-cell office:value-type="float" office:value="0.017889">
            <text:p>0.017889</text:p>
          </table:table-cell>
          <table:table-cell office:value-type="float" office:value="0.0400112">
            <text:p>0.0400112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23256">
            <text:p>0.0023256</text:p>
          </table:table-cell>
          <table:table-cell office:value-type="float" office:value="0.0103875">
            <text:p>0.0103875</text:p>
          </table:table-cell>
          <table:table-cell office:value-type="float" office:value="0.000151968">
            <text:p>0.000151968</text:p>
          </table:table-cell>
          <table:table-cell office:value-type="float" office:value="0.00425709">
            <text:p>0.00425709</text:p>
          </table:table-cell>
          <table:table-cell office:value-type="float" office:value="0.0363054">
            <text:p>0.0363054</text:p>
          </table:table-cell>
          <table:table-cell office:value-type="float" office:value="0.000129472">
            <text:p>0.000129472</text:p>
          </table:table-cell>
          <table:table-cell office:value-type="float" office:value="0.053557">
            <text:p>0.05355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20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101399">
            <text:p>0.00101399</text:p>
          </table:table-cell>
          <table:table-cell office:value-type="float" office:value="0.0348349">
            <text:p>0.0348349</text:p>
          </table:table-cell>
          <table:table-cell table:style-name="ce2" office:value-type="float" office:value="0.0000400543">
            <text:p>4.01E-05</text:p>
          </table:table-cell>
          <table:table-cell table:style-name="ce2" office:value-type="float" office:value="0.0000231266">
            <text:p>2.31E-05</text:p>
          </table:table-cell>
          <table:table-cell table:style-name="ce2" office:value-type="float" office:value="0.00000500679">
            <text:p>5.01E-06</text:p>
          </table:table-cell>
          <table:table-cell office:value-type="float" office:value="0.00539398">
            <text:p>0.00539398</text:p>
          </table:table-cell>
          <table:table-cell office:value-type="float" office:value="0.041311">
            <text:p>0.041311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115187">
            <text:p>0.00115187</text:p>
          </table:table-cell>
          <table:table-cell office:value-type="float" office:value="0.0349897">
            <text:p>0.0349897</text:p>
          </table:table-cell>
          <table:table-cell office:value-type="float" office:value="0.00365818">
            <text:p>0.00365818</text:p>
          </table:table-cell>
          <table:table-cell table:style-name="ce2" office:value-type="float" office:value="0.000023104">
            <text:p>2.31E-05</text:p>
          </table:table-cell>
          <table:table-cell office:value-type="float" office:value="0.0109195">
            <text:p>0.0109195</text:p>
          </table:table-cell>
          <table:table-cell office:value-type="float" office:value="0.00544835">
            <text:p>0.00544835</text:p>
          </table:table-cell>
          <table:table-cell office:value-type="float" office:value="0.0561908">
            <text:p>0.0561908</text:p>
          </table:table-cell>
          <table:table-cell table:number-columns-repeated="1016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Condensed" style:language-asian="ja" style:country-asian="JP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2012/09/28</text:date>, <text:time>21:4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8T21:44:06</dc:date>
    <dc:creator>momma </dc:creator>
    <meta:generator>LibreOffice/3.4$Unix LibreOffice_project/340m1$Build-402</meta:generator>
    <meta:editing-duration>PT3H57M29S</meta:editing-duration>
    <meta:editing-cycles>5</meta:editing-cycles>
    <meta:document-statistic meta:table-count="1" meta:cell-count="74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602cm" svg:height="6.748cm" xlink:href=".." xlink:type="simple" chart:class="chart:bar" chart:style-name="ch1">
        <chart:legend chart:legend-position="end" svg:x="9.894cm" svg:y="2.826cm" style:legend-expansion="high" chart:style-name="ch2"/>
        <chart:plot-area chart:style-name="ch3" table:cell-range-address="Sheet1.K26:Sheet1.M33" chart:data-source-has-labels="both" svg:x="0.682cm" svg:y="0.671cm" svg:width="8.748cm" svg:height="5.523cm">
          <chartooo:coordinate-region svg:x="1.409cm" svg:y="0.871cm" svg:width="7.715cm" svg:height="4.278cm"/>
          <chart:axis chart:dimension="x" chart:name="primary-x" chart:style-name="ch4" chartooo:axis-type="auto">
            <chartooo:date-scale/>
            <chart:categories table:cell-range-address="Sheet1.K27:Sheet1.K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7:Sheet1.L33" chart:label-cell-address="Sheet1.L26:Sheet1.L26" chart:class="chart:bar">
            <chart:data-point chart:repeated="7"/>
          </chart:series>
          <chart:series chart:style-name="ch8" chart:values-cell-range-address="Sheet1.M27:Sheet1.M33" chart:label-cell-address="Sheet1.M26:Sheet1.M2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L26:Sheet1.L26</svg:desc>
                </draw:g>
              </table:table-cell>
              <table:table-cell office:value-type="string">
                <text:p>CUDA</text:p>
                <draw:g>
                  <svg:desc>Sheet1.M26:Sheet1.M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x64</text:p>
                <draw:g>
                  <svg:desc>Sheet1.K27:Sheet1.K33</svg:desc>
                </draw:g>
              </table:table-cell>
              <table:table-cell office:value-type="float" office:value="0.0016582">
                <text:p>0.0016582</text:p>
                <draw:g>
                  <svg:desc>Sheet1.L27:Sheet1.L33</svg:desc>
                </draw:g>
              </table:table-cell>
              <table:table-cell office:value-type="float" office:value="0.000675776">
                <text:p>0.000675776</text:p>
                <draw:g>
                  <svg:desc>Sheet1.M27:Sheet1.M33</svg:desc>
                </draw:g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0957584">
                <text:p>0.00957584</text:p>
              </table:table-cell>
              <table:table-cell office:value-type="float" office:value="0.00109693">
                <text:p>0.0010969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023313">
                <text:p>0.023313</text:p>
              </table:table-cell>
              <table:table-cell office:value-type="float" office:value="0.00181763">
                <text:p>0.00181763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0762372">
                <text:p>0.0762372</text:p>
              </table:table-cell>
              <table:table-cell office:value-type="float" office:value="0.00432858">
                <text:p>0.00432858</text:p>
              </table:table-cell>
            </table:table-row>
            <table:table-row>
              <table:table-cell office:value-type="string">
                <text:p>768x768</text:p>
              </table:table-cell>
              <table:table-cell office:value-type="float" office:value="0.155938">
                <text:p>0.155938</text:p>
              </table:table-cell>
              <table:table-cell office:value-type="float" office:value="0.00921594">
                <text:p>0.00921594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0.269713">
                <text:p>0.269713</text:p>
              </table:table-cell>
              <table:table-cell office:value-type="float" office:value="0.0140572">
                <text:p>0.0140572</text:p>
              </table:table-cell>
            </table:table-row>
            <table:table-row>
              <table:table-cell office:value-type="string">
                <text:p>2056x2056</text:p>
              </table:table-cell>
              <table:table-cell office:value-type="float" office:value="1.04702">
                <text:p>1.04702</text:p>
              </table:table-cell>
              <table:table-cell office:value-type="float" office:value="0.0294733">
                <text:p>0.0294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378cm" svg:height="9.607cm" xlink:href=".." xlink:type="simple" chart:class="chart:bar" chart:style-name="ch1">
        <chart:title svg:x="3.01cm" svg:y="0.328cm" chart:style-name="ch2">
          <text:p>64x64</text:p>
        </chart:title>
        <chart:legend chart:legend-position="end" svg:x="5.882cm" svg:y="4.255cm" style:legend-expansion="high" chart:style-name="ch3"/>
        <chart:plot-area chart:style-name="ch4" table:cell-range-address="Sheet1.N3:Sheet1.S4 Sheet1.L4:Sheet1.L5 Sheet1.N6:Sheet1.S6" chart:data-source-has-labels="both" svg:x="0.597cm" svg:y="1.683cm" svg:width="4.991cm" svg:height="7.312cm">
          <chartooo:coordinate-region svg:x="2.33cm" svg:y="1.882cm" svg:width="3.182cm" svg:height="6.068cm"/>
          <chart:axis chart:dimension="x" chart:name="primary-x" chart:style-name="ch5" chartooo:axis-type="auto">
            <chartooo:date-scale/>
            <chart:categories table:cell-range-address="Sheet1.N3:Sheet1.S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4:Sheet1.S4" chart:label-cell-address="Sheet1.L4:Sheet1.L4" chart:class="chart:bar">
            <chart:data-point chart:repeated="6"/>
          </chart:series>
          <chart:series chart:style-name="ch9" chart:values-cell-range-address="Sheet1.N6:Sheet1.S6" chart:label-cell-address="Sheet1.L5:Sheet1.L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memory</text:p>
                <draw:g>
                  <svg:desc>Sheet1.N3:Sheet1.S3</svg:desc>
                </draw:g>
              </table:table-cell>
              <table:table-cell office:value-type="string">
                <text:p>color conversion</text:p>
              </table:table-cell>
              <table:table-cell office:value-type="string">
                <text:p>DCT</text:p>
              </table:table-cell>
              <table:table-cell office:value-type="string">
                <text:p>zig_quantize</text:p>
              </table:table-cell>
              <table:table-cell office:value-type="string">
                <text:p>huffman</text:p>
              </table:table-cell>
              <table:table-cell office:value-type="string">
                <text:p>transfer memory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L4:Sheet1.L4</svg:desc>
                </draw:g>
              </table:table-cell>
              <table:table-cell office:value-type="float" office:value="NaN">
                <text:p>NaN</text:p>
                <draw:g>
                  <svg:desc>Sheet1.N4:Sheet1.S4</svg:desc>
                </draw:g>
              </table:table-cell>
              <table:table-cell office:value-type="float" office:value="0.0000789165">
                <text:p>0.0000789165</text:p>
              </table:table-cell>
              <table:table-cell office:value-type="float" office:value="0.00146103">
                <text:p>0.00146103</text:p>
              </table:table-cell>
              <table:table-cell office:value-type="float" office:value="0.0000422001">
                <text:p>0.0000422001</text:p>
              </table:table-cell>
              <table:table-cell office:value-type="float" office:value="0.0000760555">
                <text:p>0.0000760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Sheet1.L5:Sheet1.L5</svg:desc>
                </draw:g>
              </table:table-cell>
              <table:table-cell office:value-type="float" office:value="0.000012448">
                <text:p>0.000012448</text:p>
                <draw:g>
                  <svg:desc>Sheet1.N6:Sheet1.S6</svg:desc>
                </draw:g>
              </table:table-cell>
              <table:table-cell office:value-type="float" office:value="0.000037536">
                <text:p>0.000037536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00056736">
                <text:p>0.00056736</text:p>
              </table:table-cell>
              <table:table-cell office:value-type="float" office:value="0.00003072">
                <text:p>0.00003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858cm" svg:height="9.844cm" xlink:href=".." xlink:type="simple" chart:class="chart:bar" chart:style-name="ch1">
        <chart:title svg:x="2.512cm" svg:y="0.332cm" chart:style-name="ch2">
          <text:p>128x128</text:p>
        </chart:title>
        <chart:legend chart:legend-position="end" svg:x="5.362cm" svg:y="4.374cm" style:legend-expansion="high" chart:style-name="ch3"/>
        <chart:plot-area chart:style-name="ch4" table:cell-range-address="Sheet1.N3:Sheet1.S3 Sheet1.L7:Sheet1.L8 Sheet1.N6:Sheet1.S7" chart:data-source-has-labels="both" svg:x="0.587cm" svg:y="1.699cm" svg:width="4.501cm" svg:height="7.529cm">
          <chartooo:coordinate-region svg:x="1.685cm" svg:y="1.898cm" svg:width="3.368cm" svg:height="6.285cm"/>
          <chart:axis chart:dimension="x" chart:name="primary-x" chart:style-name="ch5" chartooo:axis-type="auto">
            <chartooo:date-scale/>
            <chart:categories table:cell-range-address="Sheet1.N3:Sheet1.S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S7" chart:label-cell-address="Sheet1.L7:Sheet1.L7" chart:class="chart:bar">
            <chart:data-point chart:repeated="6"/>
          </chart:series>
          <chart:series chart:style-name="ch9" chart:values-cell-range-address="Sheet1.N6:Sheet1.S6" chart:label-cell-address="Sheet1.L8:Sheet1.L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memory</text:p>
                <draw:g>
                  <svg:desc>Sheet1.N3:Sheet1.S3</svg:desc>
                </draw:g>
              </table:table-cell>
              <table:table-cell office:value-type="string">
                <text:p>color conversion</text:p>
              </table:table-cell>
              <table:table-cell office:value-type="string">
                <text:p>DCT</text:p>
              </table:table-cell>
              <table:table-cell office:value-type="string">
                <text:p>zig_quantize</text:p>
              </table:table-cell>
              <table:table-cell office:value-type="string">
                <text:p>huffman</text:p>
              </table:table-cell>
              <table:table-cell office:value-type="string">
                <text:p>transfer memory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L7:Sheet1.L7</svg:desc>
                </draw:g>
              </table:table-cell>
              <table:table-cell office:value-type="float" office:value="NaN">
                <text:p>NaN</text:p>
                <draw:g>
                  <svg:desc>Sheet1.N7:Sheet1.S7</svg:desc>
                </draw:g>
              </table:table-cell>
              <table:table-cell office:value-type="float" office:value="0.000319004">
                <text:p>0.000319004</text:p>
              </table:table-cell>
              <table:table-cell office:value-type="float" office:value="0.00889897">
                <text:p>0.00889897</text:p>
              </table:table-cell>
              <table:table-cell office:value-type="float" office:value="0.000152826">
                <text:p>0.000152826</text:p>
              </table:table-cell>
              <table:table-cell office:value-type="float" office:value="0.00020504">
                <text:p>0.0002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Sheet1.L8:Sheet1.L8</svg:desc>
                </draw:g>
              </table:table-cell>
              <table:table-cell office:value-type="float" office:value="0.000012448">
                <text:p>0.000012448</text:p>
                <draw:g>
                  <svg:desc>Sheet1.N6:Sheet1.S6</svg:desc>
                </draw:g>
              </table:table-cell>
              <table:table-cell office:value-type="float" office:value="0.000037536">
                <text:p>0.000037536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00056736">
                <text:p>0.00056736</text:p>
              </table:table-cell>
              <table:table-cell office:value-type="float" office:value="0.00003072">
                <text:p>0.00003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75cm" svg:height="9.711cm" xlink:href=".." xlink:type="simple" chart:class="chart:bar" chart:style-name="ch1">
        <chart:title svg:x="2.47cm" svg:y="0.33cm" chart:style-name="ch2">
          <text:p>256x256</text:p>
        </chart:title>
        <chart:legend chart:legend-position="end" svg:x="5.279cm" svg:y="4.307cm" style:legend-expansion="high" chart:style-name="ch3"/>
        <chart:plot-area chart:style-name="ch4" table:cell-range-address="Sheet1.N3:Sheet1.S3 Sheet1.L7:Sheet1.L8 Sheet1.N6:Sheet1.S7" chart:data-source-has-labels="both" svg:x="0.585cm" svg:y="1.691cm" svg:width="4.424cm" svg:height="7.406cm">
          <chartooo:coordinate-region svg:x="1.683cm" svg:y="1.89cm" svg:width="3.257cm" svg:height="6.162cm"/>
          <chart:axis chart:dimension="x" chart:name="primary-x" chart:style-name="ch5" chartooo:axis-type="auto">
            <chartooo:date-scale/>
            <chart:categories table:cell-range-address="Sheet1.N3:Sheet1.S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S7" chart:label-cell-address="Sheet1.L7:Sheet1.L7" chart:class="chart:bar">
            <chart:data-point chart:repeated="6"/>
          </chart:series>
          <chart:series chart:style-name="ch9" chart:values-cell-range-address="Sheet1.N6:Sheet1.S6" chart:label-cell-address="Sheet1.L8:Sheet1.L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memory</text:p>
                <draw:g>
                  <svg:desc>Sheet1.N3:Sheet1.S3</svg:desc>
                </draw:g>
              </table:table-cell>
              <table:table-cell office:value-type="string">
                <text:p>color conversion</text:p>
              </table:table-cell>
              <table:table-cell office:value-type="string">
                <text:p>DCT</text:p>
              </table:table-cell>
              <table:table-cell office:value-type="string">
                <text:p>zig_quantize</text:p>
              </table:table-cell>
              <table:table-cell office:value-type="string">
                <text:p>huffman</text:p>
              </table:table-cell>
              <table:table-cell office:value-type="string">
                <text:p>transfer memory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L7:Sheet1.L7</svg:desc>
                </draw:g>
              </table:table-cell>
              <table:table-cell office:value-type="float" office:value="NaN">
                <text:p>NaN</text:p>
                <draw:g>
                  <svg:desc>Sheet1.N7:Sheet1.S7</svg:desc>
                </draw:g>
              </table:table-cell>
              <table:table-cell office:value-type="float" office:value="0.000319004">
                <text:p>0.000319004</text:p>
              </table:table-cell>
              <table:table-cell office:value-type="float" office:value="0.00889897">
                <text:p>0.00889897</text:p>
              </table:table-cell>
              <table:table-cell office:value-type="float" office:value="0.000152826">
                <text:p>0.000152826</text:p>
              </table:table-cell>
              <table:table-cell office:value-type="float" office:value="0.00020504">
                <text:p>0.0002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Sheet1.L8:Sheet1.L8</svg:desc>
                </draw:g>
              </table:table-cell>
              <table:table-cell office:value-type="float" office:value="0.000012448">
                <text:p>0.000012448</text:p>
                <draw:g>
                  <svg:desc>Sheet1.N6:Sheet1.S6</svg:desc>
                </draw:g>
              </table:table-cell>
              <table:table-cell office:value-type="float" office:value="0.000037536">
                <text:p>0.000037536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00056736">
                <text:p>0.00056736</text:p>
              </table:table-cell>
              <table:table-cell office:value-type="float" office:value="0.00003072">
                <text:p>0.000030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6cm" svg:height="9.738cm" xlink:href=".." xlink:type="simple" chart:class="chart:bar" chart:style-name="ch1">
        <chart:title svg:x="2.456cm" svg:y="0.33cm" chart:style-name="ch2">
          <text:p>512x512</text:p>
        </chart:title>
        <chart:legend chart:legend-position="end" svg:x="5.25cm" svg:y="4.321cm" style:legend-expansion="high" chart:style-name="ch3"/>
        <chart:plot-area chart:style-name="ch4" table:cell-range-address="Sheet1.N3:Sheet1.S3 Sheet1.L7:Sheet1.L8 Sheet1.N6:Sheet1.S7" chart:data-source-has-labels="both" svg:x="0.584cm" svg:y="1.691cm" svg:width="4.398cm" svg:height="7.433cm">
          <chartooo:coordinate-region svg:x="1.682cm" svg:y="1.89cm" svg:width="3.22cm" svg:height="6.189cm"/>
          <chart:axis chart:dimension="x" chart:name="primary-x" chart:style-name="ch5" chartooo:axis-type="auto">
            <chartooo:date-scale/>
            <chart:categories table:cell-range-address="Sheet1.N3:Sheet1.S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S7" chart:label-cell-address="Sheet1.L7:Sheet1.L7" chart:class="chart:bar">
            <chart:data-point chart:repeated="6"/>
          </chart:series>
          <chart:series chart:style-name="ch9" chart:values-cell-range-address="Sheet1.N6:Sheet1.S6" chart:label-cell-address="Sheet1.L8:Sheet1.L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memory</text:p>
                <draw:g>
                  <svg:desc>Sheet1.N3:Sheet1.S3</svg:desc>
                </draw:g>
              </table:table-cell>
              <table:table-cell office:value-type="string">
                <text:p>color conversion</text:p>
              </table:table-cell>
              <table:table-cell office:value-type="string">
                <text:p>DCT</text:p>
              </table:table-cell>
              <table:table-cell office:value-type="string">
                <text:p>zig_quantize</text:p>
              </table:table-cell>
              <table:table-cell office:value-type="string">
                <text:p>huffman</text:p>
              </table:table-cell>
              <table:table-cell office:value-type="string">
                <text:p>transfer memory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L7:Sheet1.L7</svg:desc>
                </draw:g>
              </table:table-cell>
              <table:table-cell office:value-type="float" office:value="NaN">
                <text:p>NaN</text:p>
                <draw:g>
                  <svg:desc>Sheet1.N7:Sheet1.S7</svg:desc>
                </draw:g>
              </table:table-cell>
              <table:table-cell office:value-type="float" office:value="0.000319004">
                <text:p>0.000319004</text:p>
              </table:table-cell>
              <table:table-cell office:value-type="float" office:value="0.00889897">
                <text:p>0.00889897</text:p>
              </table:table-cell>
              <table:table-cell office:value-type="float" office:value="0.000152826">
                <text:p>0.000152826</text:p>
              </table:table-cell>
              <table:table-cell office:value-type="float" office:value="0.00020504">
                <text:p>0.0002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Sheet1.L8:Sheet1.L8</svg:desc>
                </draw:g>
              </table:table-cell>
              <table:table-cell office:value-type="float" office:value="0.000012448">
                <text:p>0.000012448</text:p>
                <draw:g>
                  <svg:desc>Sheet1.N6:Sheet1.S6</svg:desc>
                </draw:g>
              </table:table-cell>
              <table:table-cell office:value-type="float" office:value="0.000037536">
                <text:p>0.000037536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00056736">
                <text:p>0.00056736</text:p>
              </table:table-cell>
              <table:table-cell office:value-type="float" office:value="0.00003072">
                <text:p>0.000030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911cm" svg:height="9.739cm" xlink:href=".." xlink:type="simple" chart:class="chart:bar" chart:style-name="ch1">
        <chart:title svg:x="2.538cm" svg:y="0.33cm" chart:style-name="ch2">
          <text:p>768x768</text:p>
        </chart:title>
        <chart:legend chart:legend-position="end" svg:x="5.415cm" svg:y="4.321cm" style:legend-expansion="high" chart:style-name="ch3"/>
        <chart:plot-area chart:style-name="ch4" table:cell-range-address="Sheet1.N3:Sheet1.S3 Sheet1.L7:Sheet1.L8 Sheet1.N6:Sheet1.S7" chart:data-source-has-labels="both" svg:x="0.588cm" svg:y="1.691cm" svg:width="4.551cm" svg:height="7.434cm">
          <chartooo:coordinate-region svg:x="1.686cm" svg:y="1.89cm" svg:width="3.44cm" svg:height="6.19cm"/>
          <chart:axis chart:dimension="x" chart:name="primary-x" chart:style-name="ch5" chartooo:axis-type="auto">
            <chartooo:date-scale/>
            <chart:categories table:cell-range-address="Sheet1.N3:Sheet1.S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S7" chart:label-cell-address="Sheet1.L7:Sheet1.L7" chart:class="chart:bar">
            <chart:data-point chart:repeated="6"/>
          </chart:series>
          <chart:series chart:style-name="ch9" chart:values-cell-range-address="Sheet1.N6:Sheet1.S6" chart:label-cell-address="Sheet1.L8:Sheet1.L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memory</text:p>
                <draw:g>
                  <svg:desc>Sheet1.N3:Sheet1.S3</svg:desc>
                </draw:g>
              </table:table-cell>
              <table:table-cell office:value-type="string">
                <text:p>color conversion</text:p>
              </table:table-cell>
              <table:table-cell office:value-type="string">
                <text:p>DCT</text:p>
              </table:table-cell>
              <table:table-cell office:value-type="string">
                <text:p>zig_quantize</text:p>
              </table:table-cell>
              <table:table-cell office:value-type="string">
                <text:p>huffman</text:p>
              </table:table-cell>
              <table:table-cell office:value-type="string">
                <text:p>transfer memory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L7:Sheet1.L7</svg:desc>
                </draw:g>
              </table:table-cell>
              <table:table-cell office:value-type="float" office:value="NaN">
                <text:p>NaN</text:p>
                <draw:g>
                  <svg:desc>Sheet1.N7:Sheet1.S7</svg:desc>
                </draw:g>
              </table:table-cell>
              <table:table-cell office:value-type="float" office:value="0.000319004">
                <text:p>0.000319004</text:p>
              </table:table-cell>
              <table:table-cell office:value-type="float" office:value="0.00889897">
                <text:p>0.00889897</text:p>
              </table:table-cell>
              <table:table-cell office:value-type="float" office:value="0.000152826">
                <text:p>0.000152826</text:p>
              </table:table-cell>
              <table:table-cell office:value-type="float" office:value="0.00020504">
                <text:p>0.0002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Sheet1.L8:Sheet1.L8</svg:desc>
                </draw:g>
              </table:table-cell>
              <table:table-cell office:value-type="float" office:value="0.000012448">
                <text:p>0.000012448</text:p>
                <draw:g>
                  <svg:desc>Sheet1.N6:Sheet1.S6</svg:desc>
                </draw:g>
              </table:table-cell>
              <table:table-cell office:value-type="float" office:value="0.000037536">
                <text:p>0.000037536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00056736">
                <text:p>0.00056736</text:p>
              </table:table-cell>
              <table:table-cell office:value-type="float" office:value="0.00003072">
                <text:p>0.000030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883cm" svg:height="9.924cm" xlink:href=".." xlink:type="simple" chart:class="chart:bar" chart:style-name="ch1">
        <chart:title svg:x="2.286cm" svg:y="0.334cm" chart:style-name="ch2">
          <text:p>1024x1024</text:p>
        </chart:title>
        <chart:legend chart:legend-position="end" svg:x="5.387cm" svg:y="4.414cm" style:legend-expansion="high" chart:style-name="ch3"/>
        <chart:plot-area chart:style-name="ch4" table:cell-range-address="Sheet1.N3:Sheet1.S3 Sheet1.L7:Sheet1.L8 Sheet1.N6:Sheet1.S7" chart:data-source-has-labels="both" svg:x="0.587cm" svg:y="1.707cm" svg:width="4.526cm" svg:height="7.599cm">
          <chartooo:coordinate-region svg:x="1.685cm" svg:y="1.906cm" svg:width="3.404cm" svg:height="6.355cm"/>
          <chart:axis chart:dimension="x" chart:name="primary-x" chart:style-name="ch5" chartooo:axis-type="auto">
            <chartooo:date-scale/>
            <chart:categories table:cell-range-address="Sheet1.N3:Sheet1.S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S7" chart:label-cell-address="Sheet1.L7:Sheet1.L7" chart:class="chart:bar">
            <chart:data-point chart:repeated="6"/>
          </chart:series>
          <chart:series chart:style-name="ch9" chart:values-cell-range-address="Sheet1.N6:Sheet1.S6" chart:label-cell-address="Sheet1.L8:Sheet1.L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memory</text:p>
                <draw:g>
                  <svg:desc>Sheet1.N3:Sheet1.S3</svg:desc>
                </draw:g>
              </table:table-cell>
              <table:table-cell office:value-type="string">
                <text:p>color conversion</text:p>
              </table:table-cell>
              <table:table-cell office:value-type="string">
                <text:p>DCT</text:p>
              </table:table-cell>
              <table:table-cell office:value-type="string">
                <text:p>zig_quantize</text:p>
              </table:table-cell>
              <table:table-cell office:value-type="string">
                <text:p>huffman</text:p>
              </table:table-cell>
              <table:table-cell office:value-type="string">
                <text:p>transfer memory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L7:Sheet1.L7</svg:desc>
                </draw:g>
              </table:table-cell>
              <table:table-cell office:value-type="float" office:value="NaN">
                <text:p>NaN</text:p>
                <draw:g>
                  <svg:desc>Sheet1.N7:Sheet1.S7</svg:desc>
                </draw:g>
              </table:table-cell>
              <table:table-cell office:value-type="float" office:value="0.000319004">
                <text:p>0.000319004</text:p>
              </table:table-cell>
              <table:table-cell office:value-type="float" office:value="0.00889897">
                <text:p>0.00889897</text:p>
              </table:table-cell>
              <table:table-cell office:value-type="float" office:value="0.000152826">
                <text:p>0.000152826</text:p>
              </table:table-cell>
              <table:table-cell office:value-type="float" office:value="0.00020504">
                <text:p>0.0002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Sheet1.L8:Sheet1.L8</svg:desc>
                </draw:g>
              </table:table-cell>
              <table:table-cell office:value-type="float" office:value="0.000012448">
                <text:p>0.000012448</text:p>
                <draw:g>
                  <svg:desc>Sheet1.N6:Sheet1.S6</svg:desc>
                </draw:g>
              </table:table-cell>
              <table:table-cell office:value-type="float" office:value="0.000037536">
                <text:p>0.000037536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00056736">
                <text:p>0.00056736</text:p>
              </table:table-cell>
              <table:table-cell office:value-type="float" office:value="0.00003072">
                <text:p>0.000030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693cm" svg:height="9.74cm" xlink:href=".." xlink:type="simple" chart:class="chart:bar" chart:style-name="ch1">
        <chart:title svg:x="2.191cm" svg:y="0.33cm" chart:style-name="ch2">
          <text:p>2056x2056</text:p>
        </chart:title>
        <chart:legend chart:legend-position="end" svg:x="5.197cm" svg:y="4.322cm" style:legend-expansion="high" chart:style-name="ch3"/>
        <chart:plot-area chart:style-name="ch4" table:cell-range-address="Sheet1.N3:Sheet1.S3 Sheet1.L7:Sheet1.L8 Sheet1.N6:Sheet1.S7" chart:data-source-has-labels="both" svg:x="0.583cm" svg:y="1.691cm" svg:width="4.348cm" svg:height="7.435cm">
          <chartooo:coordinate-region svg:x="1.681cm" svg:y="1.89cm" svg:width="3.147cm" svg:height="6.191cm"/>
          <chart:axis chart:dimension="x" chart:name="primary-x" chart:style-name="ch5" chartooo:axis-type="auto">
            <chartooo:date-scale/>
            <chart:categories table:cell-range-address="Sheet1.N3:Sheet1.S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S7" chart:label-cell-address="Sheet1.L7:Sheet1.L7" chart:class="chart:bar">
            <chart:data-point chart:repeated="6"/>
          </chart:series>
          <chart:series chart:style-name="ch9" chart:values-cell-range-address="Sheet1.N6:Sheet1.S6" chart:label-cell-address="Sheet1.L8:Sheet1.L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memory</text:p>
                <draw:g>
                  <svg:desc>Sheet1.N3:Sheet1.S3</svg:desc>
                </draw:g>
              </table:table-cell>
              <table:table-cell office:value-type="string">
                <text:p>color conversion</text:p>
              </table:table-cell>
              <table:table-cell office:value-type="string">
                <text:p>DCT</text:p>
              </table:table-cell>
              <table:table-cell office:value-type="string">
                <text:p>zig_quantize</text:p>
              </table:table-cell>
              <table:table-cell office:value-type="string">
                <text:p>huffman</text:p>
              </table:table-cell>
              <table:table-cell office:value-type="string">
                <text:p>transfer memory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L7:Sheet1.L7</svg:desc>
                </draw:g>
              </table:table-cell>
              <table:table-cell office:value-type="float" office:value="NaN">
                <text:p>NaN</text:p>
                <draw:g>
                  <svg:desc>Sheet1.N7:Sheet1.S7</svg:desc>
                </draw:g>
              </table:table-cell>
              <table:table-cell office:value-type="float" office:value="0.000319004">
                <text:p>0.000319004</text:p>
              </table:table-cell>
              <table:table-cell office:value-type="float" office:value="0.00889897">
                <text:p>0.00889897</text:p>
              </table:table-cell>
              <table:table-cell office:value-type="float" office:value="0.000152826">
                <text:p>0.000152826</text:p>
              </table:table-cell>
              <table:table-cell office:value-type="float" office:value="0.00020504">
                <text:p>0.0002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Sheet1.L8:Sheet1.L8</svg:desc>
                </draw:g>
              </table:table-cell>
              <table:table-cell office:value-type="float" office:value="0.000012448">
                <text:p>0.000012448</text:p>
                <draw:g>
                  <svg:desc>Sheet1.N6:Sheet1.S6</svg:desc>
                </draw:g>
              </table:table-cell>
              <table:table-cell office:value-type="float" office:value="0.000037536">
                <text:p>0.000037536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00056736">
                <text:p>0.00056736</text:p>
              </table:table-cell>
              <table:table-cell office:value-type="float" office:value="0.00003072">
                <text:p>0.000030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